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start"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line-height="150%" fo:text-align="start" style:justify-single-word="false"/>
      <style:text-properties fo:font-size="13pt" fo:font-weight="normal" style:font-size-asian="13pt" style:font-weight-asian="normal" style:font-size-complex="13pt" style:font-weight-complex="normal"/>
    </style:style>
    <style:style style:name="P4"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line-height="150%"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8" style:family="paragraph" style:parent-style-name="Standard" style:list-style-name="L2">
      <style:paragraph-properties fo:line-height="150%" fo:text-align="start" style:justify-single-word="false"/>
      <style:text-properties fo:font-size="16pt" fo:font-weight="bold" style:font-size-asian="16pt" style:font-weight-asian="bold" style:font-size-complex="16pt" style:font-weight-complex="bold"/>
    </style:style>
    <style:style style:name="P9" style:family="paragraph" style:parent-style-name="Standard" style:list-style-name="L1">
      <style:paragraph-properties fo:line-height="150%" fo:text-align="start" style:justify-single-word="false"/>
      <style:text-properties fo:font-size="13pt" fo:font-weight="normal" style:font-size-asian="13pt" style:font-weight-asian="normal" style:font-size-complex="13pt" style:font-weight-complex="normal"/>
    </style:style>
    <style:style style:name="P10" style:family="paragraph" style:parent-style-name="Standard" style:list-style-name="L2">
      <style:paragraph-properties fo:line-height="150%"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2">
      <style:paragraph-properties fo:line-height="150%"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1pt" style:font-size-asian="11pt"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tyle="italic" style:font-style-asian="italic" style:font-style-complex="italic"/>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bue Rémy<text:tab/><text:tab/><text:tab/><text:tab/><text:tab/><text:tab/><text:tab/><text:tab/><text:tab/><text:tab/><text:tab/>Groupe 3</text:p>
      <text:p text:style-name="Standard">Plockyn Théo</text:p>
      <text:p text:style-name="Standard"/>
      <text:p text:style-name="Standard"/>
      <text:p text:style-name="Standard"/>
      <text:p text:style-name="P1">Rapport sur le devoir d'ARO</text:p>
      <text:p text:style-name="P6"/>
      <text:p text:style-name="P7"/>
      <text:p text:style-name="P3"><text:s text:c="6"/><text:span text:style-name="T2">Introduction</text:span></text:p>
      <text:list xml:id="list33684548" text:style-name="L1">
        <text:list-item>
          <text:p text:style-name="P9"><text:s/><text:span text:style-name="T2">Première version, sans le stock</text:span></text:p>
          <text:list>
            <text:list-item>
              <text:p text:style-name="P9">Vision globale</text:p>
            </text:list-item>
            <text:list-item>
              <text:p text:style-name="P9">Difficultés &amp; erreurs</text:p>
            </text:list-item>
          </text:list>
        </text:list-item>
        <text:list-item>
          <text:p text:style-name="P9"><text:s/><text:span text:style-name="T2">Deuxième version, avec le stock</text:span></text:p>
          <text:list>
            <text:list-item>
              <text:p text:style-name="P9">Vision globale</text:p>
            </text:list-item>
            <text:list-item>
              <text:p text:style-name="P9">Difficultés &amp; erreurs</text:p>
            </text:list-item>
          </text:list>
        </text:list-item>
        <text:list-item>
          <text:p text:style-name="P9"><text:s/><text:span text:style-name="T2">La suite, les variantes</text:span></text:p>
        </text:list-item>
      </text:list>
      <text:p text:style-name="P3"><text:s text:c="6"/><text:span text:style-name="T2">Conclusion</text:span></text:p>
      <text:p text:style-name="P3"><text:s text:c="6"/>Annex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Introduction :</text:p>
      <text:p text:style-name="P3"><text:tab/>Le sujet donné reprennait plusieurs notions des différents TP que nous avions travaillé, à savoir la gestion des stocks, les contraintes multiples, les tableaux à deux paramètres etc.. Nous nous sommes mis d'accord sur le fait de bien encadrer le sujet avant de commencer dans le but d'éviter toute mauvaise interprétation. Les différentes étapes du développement de ce travail seront détaillées dans les parties respectives de la présentation.</text:p>
      <text:p text:style-name="P3"/>
      <text:list xml:id="list33699329" text:style-name="L2">
        <text:list-item>
          <text:p text:style-name="P8">Première version, sans le stock</text:p>
        </text:list-item>
      </text:list>
      <text:p text:style-name="P5"><text:s text:c="10"/>1. Vision globale</text:p>
      <text:list xml:id="list34451522" text:continue-numbering="true" text:style-name="L2">
        <text:list-item>
          <text:list>
            <text:list-header>
              <text:p text:style-name="P10">Lors du développement de la première partie du DM (sans la gestion des stocks) nous n'avions pas vraiment rencontrés de difficulté, le choix des noms des variables s'est fait instinctivement. </text:p>
              <text:p text:style-name="P10"><text:span text:style-name="T4">Ex : </text:span><text:span text:style-name="T6">production[HUILES,MOIS] représentait à la fois l'achat d'huiles et la production de nourriture puisqu'il n'y à pas de stocks dans cette version. Toutefois nous nous sommes rendus compte plus tard qu'une distinction de quantité achetée et quantité produite était nécessaire, non seulement pour la compréhension mais aussi pour la cohérence du programme.</text:span></text:p>
              <text:p text:style-name="P11">La maximisation se faisait donc sur la vente de nourriture (appellée vente_nourriture) et elle possédait la contrainte des productions maximum végétales (production_max_v) et animales (production_max_a). La vente de nourriture représentait donc la somme des productions par huiles et par mois ( production[h,m]) multiplié par leur prix de vente moins le cout d'achat des huiles.</text:p>
            </text:list-header>
          </text:list>
        </text:list-item>
      </text:list>
      <text:p text:style-name="P5"><text:s text:c="10"/>2. <text:s/>Difficultés &amp; erreurs</text:p>
      <text:p text:style-name="P4"><text:tab/> <text:s text:c="5"/>-&gt; Pas de qte_achetée, que qte_produite, car ici les deux sont egaux, mais problème de modélisation, parce que pas cohérent.</text:p>
      <text:p text:style-name="P4"><text:tab/><text:tab/>Sinon pas trop de difficultés</text:p>
      <text:p text:style-name="P4"><text:tab/><text:tab/>Donner exemples similarité entre DM et gestion papier</text:p>
      <text:p text:style-name="P4"/>
      <text:p text:style-name="P4"/>
      <text:p text:style-name="P4"/>
      <text:list xml:id="list34434495" text:continue-numbering="true" text:style-name="L2">
        <text:list-item>
          <text:p text:style-name="P8">Deuxième version, avec le stock</text:p>
        </text:list-item>
      </text:list>
      <text:p text:style-name="P5"><text:s text:c="10"/>1. Vision globale</text:p>
      <text:list xml:id="list34453596" text:continue-numbering="true" text:style-name="L2">
        <text:list-item>
          <text:list>
            <text:list-header>
              <text:p text:style-name="P10">-&gt; Encore assez proche de la gestion de papier, mais déjà plus difficilé</text:p>
            </text:list-header>
          </text:list>
        </text:list-item>
      </text:list>
      <text:p text:style-name="P5"><text:s text:c="10"/>2. <text:s/>Difficultés &amp; erreurs</text:p>
      <text:p text:style-name="P5"><text:soft-page-break/><text:tab/><text:tab/><text:span text:style-name="T1">Problèmes de modélisation de la <text:s/>question précédente, difficulté à trouver comment faire l'équilib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5M47S</meta:editing-duration>
    <meta:editing-cycles>8</meta:editing-cycles>
    <meta:generator>OpenOffice.org/3.3$Win32 OpenOffice.org_project/330m20$Build-9567</meta:generator>
    <dc:date>2014-11-09T14:29:26.10</dc:date>
    <meta:document-statistic meta:table-count="0" meta:image-count="0" meta:object-count="0" meta:page-count="3" meta:paragraph-count="29" meta:word-count="337" meta:character-count="2258"/>
    <meta:user-defined meta:name="Info 1"/>
    <meta:user-defined meta:name="Info 2"/>
    <meta:user-defined meta:name="Info 3"/>
    <meta:user-defined meta:name="Info 4"/>
  </office:meta>
</office:document-meta>
</file>